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3dec" officeooo:paragraph-rsid="00163dec"/>
    </style:style>
    <style:style style:name="P2" style:family="paragraph" style:parent-style-name="Standard">
      <style:paragraph-properties fo:text-align="start" style:justify-single-word="false"/>
      <style:text-properties officeooo:rsid="00163dec" officeooo:paragraph-rsid="00163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2">The goal of the project was to:</text:p>
      <text:p text:style-name="P2">1) To understand BMP format.</text:p>
      <text:p text:style-name="P2">2) Learn how to work with bytes instead of known variable types like integers, shorts etc.</text:p>
      <text:p text:style-name="P2">3) Learn how to work with files.</text:p>
      <text:p text:style-name="P2">4) Learn how to work with big and little endian values.</text:p>
      <text:p text:style-name="P2">5) Learn basics of digital image processing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6:50:24.464420421</meta:creation-date>
    <dc:date>2018-06-01T17:15:52.629943827</dc:date>
    <meta:editing-duration>PT15M18S</meta:editing-duration>
    <meta:editing-cycles>1</meta:editing-cycles>
    <meta:document-statistic meta:table-count="0" meta:image-count="0" meta:object-count="0" meta:page-count="1" meta:paragraph-count="7" meta:word-count="54" meta:character-count="291" meta:non-whitespace-character-count="244"/>
    <meta:generator>LibreOffice/5.1.6.2$Linux_X86_64 LibreOffice_project/10m0$Build-2</meta:generator>
  </office:meta>
</office:document-meta>
</file>